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9a6" officeooo:paragraph-rsid="0015b9a6"/>
    </style:style>
    <style:style style:name="P2" style:family="paragraph" style:parent-style-name="Standard">
      <style:text-properties officeooo:rsid="00166b6a" officeooo:paragraph-rsid="00166b6a"/>
    </style:style>
    <style:style style:name="P3" style:family="paragraph" style:parent-style-name="Standard">
      <style:text-properties officeooo:rsid="00166b6a" officeooo:paragraph-rsid="0017d961"/>
    </style:style>
    <style:style style:name="P4" style:family="paragraph" style:parent-style-name="Standard">
      <style:text-properties officeooo:rsid="0018a314" officeooo:paragraph-rsid="0018a314"/>
    </style:style>
    <style:style style:name="P5" style:family="paragraph" style:parent-style-name="Standard">
      <style:text-properties officeooo:rsid="00196e15" officeooo:paragraph-rsid="00196e15"/>
    </style:style>
    <style:style style:name="T1" style:family="text">
      <style:text-properties officeooo:rsid="00166b6a"/>
    </style:style>
    <style:style style:name="T2" style:family="text">
      <style:text-properties officeooo:rsid="0017d961"/>
    </style:style>
    <style:style style:name="T3" style:family="text">
      <style:text-properties officeooo:rsid="0018a3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тап 4</text:p>
      <text:p text:style-name="P1">Бухгалтерия. Интеграция с ЕГРЗ.</text:p>
      <text:p text:style-name="P1"/>
      <text:p text:style-name="P1">1. Описание процесса интеграции с 1с.</text:p>
      <text:p text:style-name="P1">Бухгалтерский учет ведется в конфигурации «1с Бухгалтерия государственного учреждения 8». Платформа 1с предприятия 8.3. Необходимо предусмотреть обмен в режиме онлайн информационной системы и конфигурации 1с. Обмен реализовать по следующей схеме:</text:p>
      <text:p text:style-name="P1">1) Организовать доступ к базе 1с посредством COM объекта</text:p>
      <text:p text:style-name="P1">2) Сделать возможным хранить состояние COM объекта через COM+. Т.е. при каждом обращении к объекту 1с, COM объект не должен заново создаваться, а должно возвращаться уже активное соединение. Для реализации данной схему необходимо создать динамическую библиотеку (dll), которая <text:span text:style-name="T1">будет построена с учетом специфики COM+, </text:span>сможет создавать объект 1с <text:span text:style-name="T1">и держать его в памяти.</text:span></text:p>
      <text:p text:style-name="P2">3) Разработать скрипты на языке php для создания объекта COM+ и исполнения следующих методов:</text:p>
      <text:p text:style-name="P2">- Создание нового счета в программе 1с. Входящими параметрами будут являться: сумма документа (вводится в веб-форме), номер договора (берется из контракта). Ссылки на новые документы не хранятся в информационной системе.</text:p>
      <text:p text:style-name="P2"/>
      <text:p text:style-name="P2">- Получение списков всех счетов по договору. Входящие парамтер: номер договора. Возвращает список всех счетов по договору. Должны присутствовать следующие поля: номер счета, дата счета, сумма.</text:p>
      <text:p text:style-name="P2"/>
      <text:p text:style-name="P2">- Получение печатной формы pdf счета. Входящим парамтером будет идентификатор счета в <text:s/>системе 1с предприятие. Возврашает файл <text:span text:style-name="T2">печатной формы в формате pdf.</text:span></text:p>
      <text:p text:style-name="P2"/>
      <text:p text:style-name="P2">- Создание нового акта выполненных работ. <text:s/>Входящими параметрами будут являться: сумма документа (берется из контракта), номер договора. <text:span text:style-name="T2">Вместе с актом выполненных работ также создается документ счет-фактура. </text:span>Так как акт выполненных работ может быть только один по данному контракту, то его ссылку (32 символьный идентификатор) можно сохранить в информационной системе. <text:span text:style-name="T2">Возвращает идентификаторы в системе 1с акта выполненных работ и счета-фактуры.</text:span></text:p>
      <text:p text:style-name="P2"/>
      <text:p text:style-name="P3">- Получение печатной формы pdf <text:span text:style-name="T2">акта выполненных работ</text:span>. Входящим парамтером будет идентификатор <text:span text:style-name="T2">акта</text:span> в <text:s/>системе 1с предприятие. Возврашает файл <text:span text:style-name="T2">печатной формы в формате pdf.</text:span></text:p>
      <text:p text:style-name="P3"/>
      <text:p text:style-name="P3">- Получение печатной формы pdf <text:span text:style-name="T2">счета-фактуры</text:span>. Входящим парамтером будет идентификатор <text:span text:style-name="T2">счета-фактуры</text:span> в <text:s/>системе 1с предприятие. Возврашает файл <text:span text:style-name="T2">печатной формы в формате pdf.</text:span></text:p>
      <text:p text:style-name="P3"/>
      <text:p text:style-name="P2">- Получение списка оплат за период. Водящими параметрами будут дата начала и дата окончания периода за который необходимо получить данные. По данному запросу возвращается список со следующими полями: номер договора, дата оплаты, номер платежного поручения контрагента, дата платежного поручения контрагента. </text:p>
      <text:p text:style-name="P2"/>
      <text:p text:style-name="P1"><text:span text:style-name="T3">4</text:span>) <text:span text:style-name="T3">Установить и настроить </text:span>веб-сервер Apache 2.2 <text:span text:style-name="T3">для возможности обращения к скриптам интеграции.</text:span></text:p>
      <text:p text:style-name="P1"/>
      <text:p text:style-name="P4">5) Предусмотреть регламетное задание для автогматической загрузки оплат в определенное время за предыдущий рабочий день с учетом выходных, праздников, у четом рабочих часов организации и справочника праздников.</text:p>
      <text:p text:style-name="P4"><text:soft-page-break/></text:p>
      <text:p text:style-name="P4">Порядок интеграции с формами информационной системы.</text:p>
      <text:p text:style-name="P4">1) В документе «Исходящий документ» с типом письма «Заключение контракта» и «Заключение» сделать видимыми кнопки «Создать акт» и «Создать счет». При нажатии будут отправляться команды в сисьему 1с Предприятие на осуществление соответствующих действий. Также при установке данных типов письмы и выбора контракта, предусмотреть вызов метода получения списка счетов. Необходимо отобразить ссылку на документ акт выполненных работ (если он есть) и счет-фактуру. При нажатии на любую ссылку (счет, акт, счет-фактура) вызывается метод получения печатной формы соответствующего документа.</text:p>
      <text:p text:style-name="P4">Удаление документов в информационной системе не предусмотрено. При необходимости счета можно удалить средствами 1с предприятия.</text:p>
      <text:p text:style-name="P4"/>
      <text:p text:style-name="P4">При поступлении оплаты (автоматическая загрузка по рассписанию или ручное занесение) в информационной системе предусмотреть следующие действия: </text:p>
      <text:p text:style-name="P4">Если это первая оплата по контракту, то установит дату окончания работ по контракту и дату выдачи заключения исходя из следующего алгоритма: дата начала работ равна дате получения первой оплаты, количество дней равно для ПД 40 рабочих, для достоверности 30 календарных. Создать справочник виды услуг для возможности изменения данных параметров.</text:p>
      <text:p text:style-name="P4"/>
      <text:p text:style-name="P4">Список оплат должен быть отображен в диалоговой форме контракта на отдельной закладке. Также должна быть возможность просмотра всего списка оплат с фильтрацией по периоду, договору. Возможность повторной загрузки оплат за произвольный период. При повторной загрузке старые оплаты замещаются.</text:p>
      <text:p text:style-name="P4"/>
      <text:p text:style-name="P4"/>
      <text:p text:style-name="P5">ЕГРЗ.</text:p>
      <text:p text:style-name="P5">Предусмотреть интеграцию информационной системы с системой ЕГРЗ. Предусмотреть автоматическую выгрузку заявлений, прошедших проверку в ЕГРЗ. Сделать автоматическую выгрузку в ЕГРЗ всей документации при закрытии котракта. Взаимодействие с ЕГРЗ реализовать через API. (см. приложение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56:32.797994090</meta:creation-date>
    <dc:date>2018-06-05T11:49:52.400325205</dc:date>
    <meta:editing-duration>PT1H41M30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2" meta:paragraph-count="24" meta:word-count="615" meta:character-count="4638" meta:non-whitespace-character-count="4041"/>
  </office:meta>
</office:document-meta>
</file>